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Humnst777 Lt BT" svg:font-family="'Humnst777 Lt B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Humnst777 Lt BT1" svg:font-family="'Humnst777 Lt B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top="0in" fo:margin-bottom="0.1945in" loext:contextual-spacing="false" fo:line-height="100%" style:page-number="1"/>
    </style:style>
    <style:style style:name="P2" style:family="paragraph" style:parent-style-name="Standard">
      <style:paragraph-properties fo:margin-top="0.1945in" fo:margin-bottom="0.1945in" loext:contextual-spacing="false" fo:line-height="100%"/>
    </style:style>
    <style:style style:name="P3" style:family="paragraph" style:parent-style-name="Standard">
      <style:paragraph-properties fo:margin-top="0.1945in" fo:margin-bottom="0in" loext:contextual-spacing="false" fo:line-height="100%"/>
    </style:style>
    <style:style style:name="T1" style:family="text">
      <style:text-properties style:font-name="Humnst777 Lt BT" style:font-name-asian="Humnst777 Lt BT1" style:font-name-complex="Humnst777 Lt B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ualification route:</text:span></text:p>
      <text:p text:style-name="P2"><text:span text:style-name="T1">Hold an undergraduate degree at a minimum of 2:1, or an undergraduate degree at a minimum of 2:2 with a postgraduate degree, with the degree(s) containing substantial social research methods training. </text:span></text:p>
      <text:p text:style-name="P2"><text:span text:style-name="T1"> </text:span></text:p>
      <text:p text:style-name="P2"><text:span text:style-name="T1">-Experience route: Hold an undergraduate degree at a minimum of 2:1, or 2:2 with a postgraduate degree, in any subject, or a degree equivalent (e.g. an advanced Certificate or Diploma from MRS), plus have at least 4 years’ social research practice experience. Social research practice experience consists of experience working in a research agency, market research agency or specialist research team. </text:span></text:p>
      <text:p text:style-name="P2"><text:span text:style-name="T1"> </text:span></text:p>
      <text:p text:style-name="P2"><text:span text:style-name="T1">-For candidates applying through the qualification route:</text:span></text:p>
      <text:p text:style-name="P2"><text:span text:style-name="T1"> </text:span></text:p>
      <text:p text:style-name="P2"><text:span text:style-name="T1">Your degree(s) must contain substantial social research methods training (comprising around one third of modules taken on the course) including quantitative research methods and at least three of the following: systematic/literature reviews; qualitative methods; interpretation of data and presentation of results; study design, hypothesis testing and application of ethics to research. Please give details of the modules you have taken that satisfy these requirements, their respective number of credits, and the total number of credits for your degree.</text:span></text:p>
      <text:p text:style-name="P2"><text:span text:style-name="T1"> </text:span></text:p>
      <text:p text:style-name="P2"><text:span text:style-name="T1">-For candidates applying through the experience route:</text:span></text:p>
      <text:p text:style-name="P2"><text:span text:style-name="T1"> </text:span></text:p>
      <text:p text:style-name="P2"><text:span text:style-name="T1">Please give details about your social research practice experience working in a research agency, market research agency, or specialist research team, as well as about the breadth and depth of your research skills, which must include quantitative research methods and three of the following: systematic/literature reviews; qualitative methods; interpretation of data and presentation of results; study design, hypothesis testing and application of ethics to research. </text:span></text:p>
      <text:p text:style-name="P2"><text:span text:style-name="T1"> </text:span></text:p>
      <text:p text:style-name="P2"><text:span text:style-name="T1">-All candidates: any additional information (if an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Humnst777 Lt BT" svg:font-family="'Humnst777 Lt B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Humnst777 Lt BT1" svg:font-family="'Humnst777 Lt B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258" meta:character-count="1814" meta:non-whitespace-character-count="1555"/>
    <meta:generator>LibreOfficeDev/6.0.5.2$Linux_X86_64 LibreOffice_project/</meta:generator>
  </office:meta>
</office:document-meta>
</file>